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image/png" manifest:full-path="Pictures/100000000000032000000258F6B218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duration="PT00H02M50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54cm" draw:marker-start-width="0cm" draw:marker-end-width="0cm" draw:textarea-horizontal-align="justify" draw:textarea-vertical-align="middle" draw:auto-grow-height="false" fo:padding-top="0.253cm" fo:padding-bottom="0.253cm" fo:padding-left="0.378cm" fo:padding-right="0.378cm"/>
    </style:style>
    <style:style style:name="gr3" style:family="graphic" style:parent-style-name="standard">
      <style:graphic-properties svg:stroke-width="0.254cm" draw:marker-start-width="0cm" draw:marker-end-width="0cm" draw:fill="solid" draw:fill-color="#ffcc99" draw:textarea-horizontal-align="justify" draw:textarea-vertical-align="middle" draw:auto-grow-height="false" fo:padding-top="0.253cm" fo:padding-bottom="0.253cm" fo:padding-left="0.378cm" fo:padding-right="0.378cm"/>
    </style:style>
    <style:style style:name="gr4" style:family="graphic" style:parent-style-name="standard">
      <style:graphic-properties draw:stroke="none" svg:stroke-width="0.457cm" svg:stroke-color="#000000" draw:fill="none" draw:fill-color="#ffffff" draw:auto-grow-height="true" draw:auto-grow-width="false" fo:max-height="0cm" fo:min-height="2.469cm" fo:padding-top="0.353cm" fo:padding-bottom="0.353cm" fo:padding-left="0.478cm" fo:padding-right="0.478cm"/>
    </style:style>
    <style:style style:name="gr5" style:family="graphic" style:parent-style-name="standard">
      <style:graphic-properties draw:stroke="none" svg:stroke-width="0.457cm" svg:stroke-color="#000000" draw:fill="none" draw:fill-color="#ffffff" draw:auto-grow-height="true" draw:auto-grow-width="false" fo:max-height="0cm" fo:min-height="1.834cm" fo:padding-top="0.353cm" fo:padding-bottom="0.353cm" fo:padding-left="0.478cm" fo:padding-right="0.478cm"/>
    </style:style>
    <style:style style:name="gr6" style:family="graphic" style:parent-style-name="standard">
      <style:graphic-properties svg:stroke-width="0.305cm" draw:marker-start-width="0cm" draw:marker-end-width="0cm" draw:fill="solid" draw:fill-color="#2300dc" draw:textarea-horizontal-align="justify" draw:textarea-vertical-align="middle" draw:auto-grow-height="false" fo:padding-top="0.278cm" fo:padding-bottom="0.278cm" fo:padding-left="0.403cm" fo:padding-right="0.403cm"/>
    </style:style>
    <style:style style:name="gr7" style:family="graphic" style:parent-style-name="standard">
      <style:graphic-properties draw:stroke="none" svg:stroke-width="0.457cm" svg:stroke-color="#000000" draw:fill="none" draw:fill-color="#ffffff" draw:auto-grow-height="true" draw:auto-grow-width="false" fo:max-height="0cm" fo:min-height="0cm" fo:padding-top="0.353cm" fo:padding-bottom="0.353cm" fo:padding-left="0.478cm" fo:padding-right="0.478cm"/>
    </style:style>
    <style:style style:name="gr8" style:family="graphic" style:parent-style-name="standard">
      <style:graphic-properties svg:stroke-width="0.305cm" draw:marker-start-width="0cm" draw:marker-end-width="0cm" draw:fill="solid" draw:fill-color="#2300dc" draw:opacity="50%" draw:textarea-horizontal-align="justify" draw:textarea-vertical-align="middle" draw:auto-grow-height="false" fo:padding-top="0.278cm" fo:padding-bottom="0.278cm" fo:padding-left="0.403cm" fo:padding-right="0.403cm" draw:shadow="hidden" draw:shadow-opacity="50%"/>
    </style:style>
    <style:style style:name="gr9" style:family="graphic" style:parent-style-name="standard">
      <style:graphic-properties svg:stroke-width="0.305cm" draw:marker-start-width="0cm" draw:marker-end-width="0cm" draw:fill="solid" draw:fill-color="#9966cc" draw:opacity="50%" draw:textarea-horizontal-align="justify" draw:textarea-vertical-align="middle" draw:auto-grow-height="false" fo:padding-top="0.278cm" fo:padding-bottom="0.278cm" fo:padding-left="0.403cm" fo:padding-right="0.403cm" draw:shadow-opacity="50%"/>
    </style:style>
    <style:style style:name="gr10" style:family="graphic" style:parent-style-name="standard">
      <style:graphic-properties draw:stroke="none" svg:stroke-width="0.457cm" svg:stroke-color="#000000" draw:fill="none" draw:fill-color="#ffffff" draw:auto-grow-height="true" draw:auto-grow-width="false" fo:max-height="0cm" fo:min-height="1.423cm" fo:padding-top="0.353cm" fo:padding-bottom="0.353cm" fo:padding-left="0.478cm" fo:padding-right="0.478cm"/>
    </style:style>
    <style:style style:name="pr1" style:family="presentation" style:parent-style-name="lyt-charglow-title">
      <style:graphic-properties fo:min-height="3.256cm"/>
    </style:style>
    <style:style style:name="pr2" style:family="presentation" style:parent-style-name="lyt-charglow-outline1">
      <style:graphic-properties fo:min-height="13.61cm"/>
    </style:style>
    <style:style style:name="pr3" style:family="presentation" style:parent-style-name="lyt-charglow-notes">
      <style:graphic-properties draw:fill-color="#ffffff" draw:auto-grow-height="true" fo:min-height="12.573cm"/>
    </style:style>
    <style:style style:name="pr4" style:family="presentation" style:parent-style-name="lyt-charglow-notes">
      <style:graphic-properties draw:fill-color="#ffffff" fo:min-height="12.322cm"/>
    </style:style>
    <style:style style:name="pr5" style:family="presentation" style:parent-style-name="lyt-charglow-title">
      <style:graphic-properties fo:min-height="3.506cm"/>
    </style:style>
    <style:style style:name="pr6" style:family="presentation" style:parent-style-name="lyt-charglow-outline1">
      <style:graphic-properties fo:min-height="13.86cm"/>
    </style:style>
    <style:style style:name="pr7" style:family="presentation" style:parent-style-name="lyt-charglow-outline1">
      <style:graphic-properties fo:min-height="15.052cm"/>
    </style:style>
    <style:style style:name="pr8" style:family="presentation" style:parent-style-name="lyt-charglow-outline1" style:list-style-name="L3">
      <style:graphic-properties draw:stroke="none" draw:fill="none" fo:min-height="14.65cm"/>
    </style:style>
    <style:style style:name="pr9" style:family="presentation" style:parent-style-name="lyt-charglow-outline1">
      <style:graphic-properties draw:stroke="none" draw:fill="none" fo:min-height="1.268cm"/>
    </style:style>
    <style:style style:name="pr10" style:family="presentation" style:parent-style-name="lyt-charglow-outline1" style:list-style-name="L3">
      <style:graphic-properties draw:stroke="none" draw:fill="none" fo:min-height="14.65cm"/>
    </style:style>
    <style:style style:name="pr11" style:family="presentation" style:parent-style-name="lyt-charglow-outline1" style:list-style-name="L3">
      <style:graphic-properties draw:stroke="none" draw:fill="none" fo:min-height="14.65cm"/>
    </style:style>
    <style:style style:name="pr12" style:family="presentation" style:parent-style-name="lyt-charglow-outline1" style:list-style-name="L3">
      <style:graphic-properties draw:stroke="none" draw:fill="none" fo:min-height="14.65cm"/>
    </style:style>
    <style:style style:name="pr13" style:family="presentation" style:parent-style-name="lyt-charglow-outline1">
      <style:graphic-properties fo:min-height="11.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 fo:font-family="'Nimbus Roman No9 L'" style:font-family-generic="roman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5" style:family="paragraph">
      <style:text-properties fo:font-family="'Nimbus Roman No9 L'" style:font-family-generic="roman" style:font-pitch="variable" fo:font-size="36pt" style:font-size-asian="36pt" style:font-size-complex="36pt"/>
    </style:style>
    <style:style style:name="P6" style:family="paragraph">
      <style:text-properties fo:color="#e6e6ff" fo:font-size="36pt" fo:font-weight="bold" style:font-size-asian="36pt" style:font-weight-asian="bold" style:font-size-complex="36pt" style:font-weight-complex="bold"/>
    </style:style>
    <style:style style:name="P7" style:family="paragraph">
      <style:text-properties fo:color="#ffff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8" style:family="paragraph">
      <style:text-properties fo:font-family="'Nimbus Roman No9 L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family="'Nimbus Roman No9 L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family="'Nimbus Roman No9 L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12" style:family="paragraph">
      <style:paragraph-properties fo:margin-top="0cm" fo:margin-bottom="0.61cm"/>
    </style:style>
    <style:style style:name="T1" style:family="text">
      <style:text-properties fo:color="#999999" fo:font-family="'Nimbus Roman No9 L'" style:font-family-generic="roman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font-family="'Nimbus Roman No9 L'" style:font-family-generic="roman" style:font-pitch="variable" fo:font-size="36pt" style:font-size-asian="36pt" style:font-size-complex="36pt"/>
    </style:style>
    <style:style style:name="T6" style:family="text">
      <style:text-properties fo:color="#e6e6ff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999999"/>
    </style:style>
    <style:style style:name="T11" style:family="text">
      <style:text-properties fo:color="#999999" fo:font-size="24pt" style:font-size-asian="24pt" style:font-size-complex="24pt"/>
    </style:style>
    <style:style style:name="T12" style:family="text">
      <style:text-properties fo:color="#999999" style:text-position="super 58%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family="'Nimbus Roman No9 L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'Nimbus Roman No9 L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7" style:family="text">
      <style:text-properties fo:color="#999999" fo:font-size="28pt" style:font-size-asian="28pt" style:font-size-complex="28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999999" fo:font-size="22pt" style:font-size-asian="22pt" style:font-size-complex="22pt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1">
        <office:forms form:automatic-focus="false" form:apply-design-mode="false"/>
        <draw:frame presentation:style-name="pr1" draw:text-style-name="P2" draw:layer="layout" svg:width="17.099cm" svg:height="3.641cm" svg:x="6.35cm" svg:y="1.186cm" presentation:class="title" presentation:user-transformed="true">
          <draw:text-box>
            <text:p text:style-name="P1"><text:span text:style-name="T1">Stretching Homologies</text:span><text:span text:style-name="T1"><text:line-break/></text:span><text:span text:style-name="T1">to the Breaking Point</text:span></text:p>
          </draw:text-box>
        </draw:frame>
        <draw:frame presentation:style-name="pr2" draw:text-style-name="P3" draw:layer="layout" svg:width="20.285cm" svg:height="13.61cm" svg:x="5.75cm" svg:y="5.715cm" presentation:class="outline" presentation:user-transformed="true">
          <draw:text-box>
            <text:list text:style-name="L2">
              <text:list-item>
                <text:p><text:span text:style-name="T2">Analogies vs. Homologies</text:span></text:p>
              </text:list-item>
              <text:list-item>
                <text:p><text:span text:style-name="T2">Curriculum Vitae</text:span></text:p>
                <text:list>
                  <text:list-item>
                    <text:p><text:span text:style-name="T3">Typing</text:span></text:p>
                  </text:list-item>
                  <text:list-item>
                    <text:p><text:span text:style-name="T3">Diagramming Sentences</text:span></text:p>
                  </text:list-item>
                </text:list>
              </text:list-item>
              <text:list-item>
                <text:p><text:span text:style-name="T2">Programming</text:span></text:p>
                <text:list>
                  <text:list-item>
                    <text:p><text:span text:style-name="T3">Mathematics</text:span></text:p>
                  </text:list-item>
                  <text:list-item>
                    <text:p><text:span text:style-name="T3">Wri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3" draw:master-page-name="lyt-charglow" presentation:presentation-page-layout-name="AL1T1">
        <office:forms form:automatic-focus="false" form:apply-design-mode="false"/>
        <draw:custom-shape draw:style-name="gr2" draw:text-style-name="P1" draw:layer="layout" svg:width="23.495cm" svg:height="15.875cm" svg:x="2.54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8.415cm" svg:height="8.89cm" svg:x="4.44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7.62cm" svg:height="3.175cm" svg:x="5.715cm" svg:y="5.08cm">
          <draw:text-box>
            <text:p><text:span text:style-name="T4">Language</text:span></text:p>
          </draw:text-box>
        </draw:frame>
        <draw:frame draw:style-name="gr5" draw:text-style-name="P5" draw:layer="layout" svg:width="7.62cm" svg:height="2.54cm" svg:x="6.35cm" svg:y="13.335cm">
          <draw:text-box>
            <text:p><text:span text:style-name="T5">Writing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3" draw:master-page-name="lyt-charglow" presentation:presentation-page-layout-name="AL1T1">
        <office:forms form:automatic-focus="false" form:apply-design-mode="false"/>
        <draw:custom-shape draw:style-name="gr2" draw:text-style-name="P1" draw:layer="layout" svg:width="23.495cm" svg:height="15.875cm" svg:x="2.54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0.795cm" svg:height="12.065cm" svg:x="12.7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7.62cm" svg:height="3.175cm" svg:x="5.715cm" svg:y="5.08cm">
          <draw:text-box>
            <text:p><text:span text:style-name="T4">Language</text:span></text:p>
          </draw:text-box>
        </draw:frame>
        <draw:frame draw:style-name="gr7" draw:text-style-name="P6" draw:layer="layout" svg:width="5.08cm" svg:height="2.129cm" svg:x="15.875cm" svg:y="7.396cm">
          <draw:text-box>
            <text:p><text:span text:style-name="T6">Logi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3" draw:master-page-name="lyt-charglow" presentation:presentation-page-layout-name="AL1T1">
        <office:forms form:automatic-focus="false" form:apply-design-mode="false"/>
        <draw:custom-shape draw:style-name="gr2" draw:text-style-name="P1" draw:layer="layout" svg:width="23.495cm" svg:height="15.875cm" svg:x="2.54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8.415cm" svg:height="8.89cm" svg:x="4.44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0.795cm" svg:height="12.065cm" svg:x="12.7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7.62cm" svg:height="3.175cm" svg:x="5.715cm" svg:y="5.08cm">
          <draw:text-box>
            <text:p><text:span text:style-name="T4">Language</text:span></text:p>
          </draw:text-box>
        </draw:frame>
        <draw:frame draw:style-name="gr5" draw:text-style-name="P5" draw:layer="layout" svg:width="7.62cm" svg:height="2.54cm" svg:x="6.35cm" svg:y="13.335cm">
          <draw:text-box>
            <text:p><text:span text:style-name="T5">Writing</text:span></text:p>
          </draw:text-box>
        </draw:frame>
        <draw:frame draw:style-name="gr7" draw:text-style-name="P6" draw:layer="layout" svg:width="5.08cm" svg:height="2.129cm" svg:x="15.875cm" svg:y="7.396cm">
          <draw:text-box>
            <text:p><text:span text:style-name="T6">Logi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3" draw:master-page-name="lyt-charglow" presentation:presentation-page-layout-name="AL1T1">
        <office:forms form:automatic-focus="false" form:apply-design-mode="false"/>
        <draw:custom-shape draw:style-name="gr2" draw:text-style-name="P1" draw:layer="layout" svg:width="23.495cm" svg:height="15.875cm" svg:x="2.54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8.415cm" svg:height="8.89cm" svg:x="4.44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0.795cm" svg:height="12.065cm" svg:x="12.7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.985cm" svg:height="5.715cm" svg:x="14.60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7.62cm" svg:height="3.175cm" svg:x="5.715cm" svg:y="5.08cm">
          <draw:text-box>
            <text:p><text:span text:style-name="T4">Language</text:span></text:p>
          </draw:text-box>
        </draw:frame>
        <draw:frame draw:style-name="gr5" draw:text-style-name="P5" draw:layer="layout" svg:width="7.62cm" svg:height="2.54cm" svg:x="6.35cm" svg:y="13.335cm">
          <draw:text-box>
            <text:p><text:span text:style-name="T5">Writing</text:span></text:p>
          </draw:text-box>
        </draw:frame>
        <draw:frame draw:style-name="gr10" draw:text-style-name="P7" draw:layer="layout" svg:width="6.985cm" svg:height="2.129cm" svg:x="14.605cm" svg:y="12.476cm">
          <draw:text-box>
            <text:p><text:span text:style-name="T7"><text:s/></text:span><text:span text:style-name="T7">Programming</text:span></text:p>
          </draw:text-box>
        </draw:frame>
        <draw:frame draw:style-name="gr7" draw:text-style-name="P6" draw:layer="layout" svg:width="5.08cm" svg:height="2.129cm" svg:x="15.875cm" svg:y="7.396cm">
          <draw:text-box>
            <text:p><text:span text:style-name="T6">Logi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3" draw:master-page-name="lyt-charglow" presentation:presentation-page-layout-name="AL1T1">
        <office:forms form:automatic-focus="false" form:apply-design-mode="false"/>
        <draw:frame presentation:style-name="pr5" draw:text-style-name="P1" draw:layer="layout" svg:width="21.59cm" svg:height="3.506cm" svg:x="3.91cm" svg:y="0.635cm" presentation:class="title" presentation:user-transformed="true">
          <draw:text-box>
            <text:p text:style-name="P1">A Programmer's Bookshelf</text:p>
          </draw:text-box>
        </draw:frame>
        <draw:frame presentation:style-name="pr6" draw:layer="layout" svg:width="21.599cm" svg:height="13.86cm" svg:x="5.715cm" svg:y="4.79cm" presentation:class="outline" presentation:user-transformed="true">
          <draw:text-box>
            <text:list text:style-name="L2">
              <text:list-item>
                <text:p>I Robot<text:span text:style-name="T8"> (Azimov)</text:span></text:p>
              </text:list-item>
              <text:list-item>
                <text:p>Software Tools <text:span text:style-name="T8">(Kernighan and Plauger)</text:span></text:p>
              </text:list-item>
              <text:list-item>
                <text:p>The UNIX Timesharing System <text:span text:style-name="T8">(Lyons)</text:span></text:p>
              </text:list-item>
              <text:list-item>
                <text:p>The Elements of Style <text:span text:style-name="T8">(Strunk and White)</text:span></text:p>
              </text:list-item>
              <text:list-item>
                <text:p>Modern English Usage <text:span text:style-name="T8">(Fowler)</text:span></text:p>
              </text:list-item>
              <text:list-item>
                <text:p>The Structure and Interpretation of Computer Programs <text:span text:style-name="T8">(Ableson and Sussman</text:span><text:span text:style-name="T9">2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3" draw:master-page-name="lyt-charglow" presentation:presentation-page-layout-name="AL1T1">
        <office:forms form:automatic-focus="false" form:apply-design-mode="false"/>
        <draw:frame presentation:style-name="pr5" draw:text-style-name="P1" draw:layer="layout" svg:width="21.59cm" svg:height="3.506cm" svg:x="3.91cm" svg:y="0.635cm" presentation:class="title" presentation:user-transformed="true">
          <draw:text-box>
            <text:p text:style-name="P1">A Programmer's Bookshelf</text:p>
          </draw:text-box>
        </draw:frame>
        <draw:frame presentation:style-name="pr6" draw:layer="layout" svg:width="21.599cm" svg:height="13.86cm" svg:x="5.715cm" svg:y="4.79cm" presentation:class="outline" presentation:user-transformed="true">
          <draw:text-box>
            <text:list text:style-name="L2">
              <text:list-item>
                <text:p><text:span text:style-name="T10">I Robot</text:span><text:span text:style-name="T11"> (Azimov)</text:span></text:p>
              </text:list-item>
              <text:list-item>
                <text:p><text:span text:style-name="T10">Software Tools </text:span><text:span text:style-name="T11">(Kernighan and Plauger)</text:span></text:p>
              </text:list-item>
              <text:list-item>
                <text:p><text:span text:style-name="T10">The UNIX Timesharing System </text:span><text:span text:style-name="T11">(Lyons)</text:span></text:p>
              </text:list-item>
              <text:list-item>
                <text:p>The Elements of Style <text:span text:style-name="T8">(Strunk and White)</text:span></text:p>
              </text:list-item>
              <text:list-item>
                <text:p>Modern English Usage <text:span text:style-name="T8">(Fowler)</text:span></text:p>
              </text:list-item>
              <text:list-item>
                <text:p><text:span text:style-name="T10">The Structure and Interpretation of Computer Programs </text:span><text:span text:style-name="T11">(Ableson and Sussman</text:span><text:span text:style-name="T12">2</text:span><text:span text:style-name="T11">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3" draw:master-page-name="lyt-charglow">
        <office:forms form:automatic-focus="false" form:apply-design-mode="false"/>
        <draw:frame presentation:style-name="pr5" draw:text-style-name="P8" draw:layer="layout" svg:width="17.099cm" svg:height="3.506cm" svg:x="5.08cm" svg:y="0.939cm" presentation:class="title" presentation:user-transformed="true">
          <draw:text-box>
            <text:p><text:span text:style-name="T13">Get the right 'Fowler'</text:span></text:p>
          </draw:text-box>
        </draw:frame>
        <draw:frame presentation:style-name="pr7" draw:layer="layout" svg:width="23.289cm" svg:height="15.052cm" svg:x="5.08cm" svg:y="4.633cm" presentation:class="outline" presentation:user-transformed="true">
          <draw:text-box>
            <text:list text:style-name="L2">
              <text:list-item>
                <text:p><text:span text:style-name="T14">Modern English Usage</text:span><text:span text:style-name="T2"> (1930)</text:span></text:p>
                <text:list>
                  <text:list-item>
                    <text:p><text:span text:style-name="T14">This is the one you want</text:span></text:p>
                  </text:list-item>
                </text:list>
              </text:list-item>
              <text:list-item>
                <text:p>A Dictionary of Modern English Usage </text:p>
                <text:list>
                  <text:list-item>
                    <text:p>Edited by Sir Ernest Gowers (1965)</text:p>
                  </text:list-item>
                </text:list>
              </text:list-item>
              <text:list-item>
                <text:p>The New Fowler's Modern English Usage</text:p>
                <text:list>
                  <text:list-item>
                    <text:p>(1996) Edited by R.W. Burchfeld</text:p>
                  </text:list-item>
                  <text:list-item>
                    <text:p>Humorless drudg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3" draw:master-page-name="lyt-charglow">
        <office:forms form:automatic-focus="false" form:apply-design-mode="false"/>
        <draw:frame presentation:style-name="pr8" draw:layer="layout" svg:width="19.05cm" svg:height="14.65cm" svg:x="4.445cm" svg:y="5.035cm">
          <draw:text-box>
            <text:list text:style-name="L3">
              <text:list-item>
                <text:p><text:span text:style-name="T15">Improves Communication</text:span></text:p>
                <text:list>
                  <text:list-item>
                    <text:p text:style-name="P1"><text:span text:style-name="T15">Dispels Myths </text:span><text:span text:style-name="T8">(Split Infinitive)</text:span></text:p>
                  </text:list-item>
                </text:list>
                <text:p text:style-name="P9"><text:span text:style-name="T15"><text:s/></text:span></text:p>
                <text:p text:style-name="P1"/>
              </text:list-item>
            </text:list>
          </draw:text-box>
        </draw:frame>
        <draw:frame presentation:style-name="pr9" draw:text-style-name="P10" draw:layer="layout" svg:width="15.422cm" svg:height="3.287cm" svg:x="7.62cm" svg:y="1.27cm">
          <draw:text-box>
            <text:list text:style-name="L3">
              <text:list-header>
                <text:p text:style-name="P1"><text:span text:style-name="T16">What good is all this to a Programmer?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3" draw:master-page-name="lyt-charglow">
        <office:forms form:automatic-focus="false" form:apply-design-mode="false"/>
        <draw:frame presentation:style-name="pr10" draw:layer="layout" svg:width="19.05cm" svg:height="14.65cm" svg:x="4.445cm" svg:y="5.035cm">
          <draw:text-box>
            <text:list text:style-name="L3">
              <text:list-item>
                <text:p><text:span text:style-name="T17">Improves Communication</text:span></text:p>
                <text:list>
                  <text:list-item>
                    <text:p text:style-name="P1"><text:span text:style-name="T17">Dispels Myths </text:span><text:span text:style-name="T11">(Split Infinitive)</text:span></text:p>
                  </text:list-item>
                </text:list>
              </text:list-item>
              <text:list-item>
                <text:p text:style-name="P9"><text:span text:style-name="T15">Teaches rules of Good Programming (!) </text:span></text:p>
                <text:p text:style-name="P1"/>
              </text:list-item>
            </text:list>
          </draw:text-box>
        </draw:frame>
        <draw:frame presentation:style-name="pr9" draw:text-style-name="P10" draw:layer="layout" svg:width="15.422cm" svg:height="3.287cm" svg:x="7.62cm" svg:y="1.27cm">
          <draw:text-box>
            <text:list text:style-name="L3">
              <text:list-header>
                <text:p text:style-name="P1"><text:span text:style-name="T16">What good is all this to a Programmer?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3" draw:master-page-name="lyt-charglow">
        <office:forms form:automatic-focus="false" form:apply-design-mode="false"/>
        <draw:frame presentation:style-name="pr11" draw:layer="layout" svg:width="19.05cm" svg:height="14.65cm" svg:x="4.445cm" svg:y="5.035cm">
          <draw:text-box>
            <text:list text:style-name="L3">
              <text:list-item>
                <text:p><text:span text:style-name="T17">Improves Communication</text:span></text:p>
                <text:list>
                  <text:list-item>
                    <text:p text:style-name="P1"><text:span text:style-name="T17">Dispels Myths </text:span><text:span text:style-name="T11">(Split Infinitive)</text:span></text:p>
                  </text:list-item>
                </text:list>
              </text:list-item>
              <text:list-item>
                <text:p text:style-name="P9"><text:span text:style-name="T17">Teaches rules of Good Programming (!)</text:span></text:p>
              </text:list-item>
              <text:list-item>
                <text:p text:style-name="P9"><text:span text:style-name="T15">Some of the deepest problems of complex programs are essentially linguistic</text:span></text:p>
                <text:p text:style-name="P1"><text:span text:style-name="T18">(Induction/Deduction)</text:span></text:p>
                <text:p><text:span text:style-name="T15"><text:s/></text:span></text:p>
                <text:p text:style-name="P1"/>
              </text:list-item>
            </text:list>
          </draw:text-box>
        </draw:frame>
        <draw:frame presentation:style-name="pr9" draw:text-style-name="P10" draw:layer="layout" svg:width="15.422cm" svg:height="3.287cm" svg:x="7.62cm" svg:y="1.27cm">
          <draw:text-box>
            <text:list text:style-name="L3">
              <text:list-header>
                <text:p text:style-name="P1"><text:span text:style-name="T16">What good is all this to a Programmer?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3" draw:master-page-name="lyt-charglow">
        <office:forms form:automatic-focus="false" form:apply-design-mode="false"/>
        <draw:frame presentation:style-name="pr12" draw:layer="layout" svg:width="19.05cm" svg:height="14.65cm" svg:x="4.445cm" svg:y="5.035cm">
          <draw:text-box>
            <text:list text:style-name="L3">
              <text:list-item>
                <text:p><text:span text:style-name="T17">Improves Communication</text:span></text:p>
                <text:list>
                  <text:list-item>
                    <text:p text:style-name="P1"><text:span text:style-name="T17">Dispels Myths </text:span><text:span text:style-name="T11">(Split Infinitive)</text:span></text:p>
                  </text:list-item>
                </text:list>
              </text:list-item>
              <text:list-item>
                <text:p text:style-name="P9"><text:span text:style-name="T17">Teaches rules of Good Programming (!)</text:span></text:p>
              </text:list-item>
              <text:list-item>
                <text:p text:style-name="P9"><text:span text:style-name="T17">Some of the deepest problems of complex programs are essentially linguistic</text:span></text:p>
                <text:p text:style-name="P1"><text:span text:style-name="T19">(Induction/Deduction)</text:span></text:p>
              </text:list-item>
              <text:list-item>
                <text:p><text:span text:style-name="T20">The best data structures reflect the semantics of the problem</text:span></text:p>
                <text:list>
                  <text:list-header>
                    <text:p text:style-name="P1"><text:span text:style-name="T21">(they are sentence diagrams)</text:span><text:span text:style-name="T15"> </text:span></text:p>
                  </text:list-header>
                </text:list>
                <text:p text:style-name="P1"/>
              </text:list-item>
            </text:list>
          </draw:text-box>
        </draw:frame>
        <draw:frame presentation:style-name="pr9" draw:text-style-name="P10" draw:layer="layout" svg:width="15.422cm" svg:height="3.287cm" svg:x="7.62cm" svg:y="1.27cm">
          <draw:text-box>
            <text:list text:style-name="L3">
              <text:list-header>
                <text:p text:style-name="P1"><text:span text:style-name="T16">What good is all this to a Programmer?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charglow" presentation:presentation-page-layout-name="AL1T1">
        <office:forms form:automatic-focus="false" form:apply-design-mode="false"/>
        <draw:frame presentation:style-name="pr1" draw:text-style-name="P11" draw:layer="layout" svg:width="24.489cm" svg:height="4.007cm" svg:x="3.175cm" svg:y="1.195cm" presentation:class="title" presentation:user-transformed="true">
          <draw:text-box>
            <text:p text:style-name="P1"><text:span text:style-name="T13">What the modernizers</text:span><text:span text:style-name="T13"><text:line-break/></text:span><text:span text:style-name="T13"> are missing</text:span></text:p>
          </draw:text-box>
        </draw:frame>
        <draw:frame presentation:style-name="pr13" draw:layer="layout" svg:width="21.599cm" svg:height="11.07cm" svg:x="3.801cm" svg:y="6.075cm" presentation:class="outline" presentation:user-transformed="true">
          <draw:text-box>
            <text:list text:style-name="L2">
              <text:list-item>
                <text:p text:style-name="P12"><text:span text:style-name="T22">It isn't a rule book</text:span></text:p>
              </text:list-item>
              <text:list-item>
                <text:p><text:span text:style-name="T22">The examples are just that: Examples</text:span></text:p>
              </text:list-item>
              <text:list-item>
                <text:p><text:span text:style-name="T22">It teaches you how to think</text:span></text:p>
              </text:list-item>
              <text:list-item>
                <text:p><text:span text:style-name="T22">It is an entertainment</text:span></text:p>
                <text:list>
                  <text:list-item>
                    <text:p><text:span text:style-name="T22">not a piece of snobbish pedagogy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3" draw:master-page-name="lyt-charglow" presentation:presentation-page-layout-name="AL1T1">
        <office:forms form:automatic-focus="false" form:apply-design-mode="false"/>
        <draw:frame presentation:style-name="pr1" draw:text-style-name="P11" draw:layer="layout" svg:width="24.489cm" svg:height="4.007cm" svg:x="3.175cm" svg:y="1.195cm" presentation:class="title" presentation:user-transformed="true">
          <draw:text-box>
            <text:p text:style-name="P1"><text:span text:style-name="T13">What the modernizers</text:span><text:span text:style-name="T13"><text:line-break/></text:span><text:span text:style-name="T13"> are missing</text:span></text:p>
          </draw:text-box>
        </draw:frame>
        <draw:frame presentation:style-name="pr13" draw:layer="layout" svg:width="21.599cm" svg:height="11.628cm" svg:x="3.801cm" svg:y="6.075cm" presentation:class="outline" presentation:user-transformed="true">
          <draw:text-box>
            <text:list text:style-name="L2">
              <text:list-item>
                <text:p text:style-name="P12"><text:span text:style-name="T10">It isn't a rule book</text:span></text:p>
              </text:list-item>
              <text:list-item>
                <text:p><text:span text:style-name="T10">The examples are just that: Examples</text:span></text:p>
              </text:list-item>
              <text:list-item>
                <text:p><text:span text:style-name="T10">It teaches you how to think</text:span></text:p>
              </text:list-item>
              <text:list-item>
                <text:p><text:span text:style-name="T10">It is an entertainment</text:span></text:p>
                <text:list>
                  <text:list-item>
                    <text:p><text:span text:style-name="T10">not a piece of snobbish pedagogy</text:span><text:span text:style-name="T22">.</text:span></text:p>
                  </text:list-item>
                </text:list>
              </text:list-item>
              <text:list-item>
                <text:p><text:span text:style-name="T22">Digression is the better part of Fowler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endless="true" presentation:pause="PT00H00M20S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8" xlink:href="Pictures/1000000000000320000002589EFEFDE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rededges" style:page-layout-name="PM1" draw:style-name="Mdp1">
      <office:forms form:automatic-focus="false" form:apply-design-mode="false"/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26.361cm" svg:x="5.5cm" svg:y="4.914cm" presentation:class="outline" presentation:placeholder="true">
        <draw:text-box/>
      </draw:frame>
      <draw:frame presentation:style-name="Mpr2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2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5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6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6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5T15:22:19.37</meta:creation-date>
    <meta:editing-duration>PT18H52M21S</meta:editing-duration>
    <meta:editing-cycles>19</meta:editing-cycles>
    <dc:date>2011-02-25T14:54:17</dc:date>
    <meta:generator>OpenOffice.org/3.2$Linux OpenOffice.org_project/320m12$Build-9483</meta:generator>
    <dc:creator>peter 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